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0.9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4" office:value-type="string" calcext:value-type="string">
            <text:p>LR38173 aka MARIO CHIP 1 (1st version of SUPER FX)</text:p>
          </table:table-cell>
          <table:table-cell table:style-name="ce4"/>
          <table:table-cell table:style-name="ce1" table:number-columns-repeated="2"/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6374"/>
        </table:table-row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Description</text:p>
          </table:table-cell>
          <table:table-cell table:style-name="ce3"/>
          <table:table-cell table:style-name="ce3" office:value-type="string" calcext:value-type="string">
            <text:p>With marking text aligned, top-left to bottom-left :</text:p>
          </table:table-cell>
          <table:table-cell table:style-name="ce3" table:number-columns-repeated="3"/>
          <table:table-cell/>
          <table:table-cell table:style-name="ce3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ROM_CE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biiiiiibbtbbitpbbipitiiitiiti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M_A18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iiiiiiiiiiitiiiiipippbbtbbbb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M_A17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iiiitbbtbtiittppiiiiiiitibip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M_A16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iiiitiiiiiiiiiiiiiipbbbbbbb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M_A15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M_A14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Without test pads :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M_A13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biiiiiibbbbipbbipiiiiiii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M_A12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iiiiiiiiiiiiiiiipippbbbbb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M_A11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iiiibbbiippiiiiiiiibip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M_A10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iiiiiiiiiiiiiiiiiipbbbbbbb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M_A9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M_A8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Pin names and directions unchecked, they don’t match the patent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M_A7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ee PCB.svg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M_A6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M_A5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M_A4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M_A3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M_A2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M_A1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M_A0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M_D7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M_D6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M_D5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M_D4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M_D3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M_D2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M_D1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M_D0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638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WR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/RD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/RESET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/IRQ</text:p>
          </table:table-cell>
          <table:table-cell table:number-columns-repeated="1638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RAM_D0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RAM_D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RAM_D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RAM_D3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RAM_D4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RAM_D5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RAM_D6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RAM_D7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RAM_A0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RAM_A1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RAM_A2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RAM_A3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RAM_A4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RAM_A5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RAM_A6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RAM_A7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RAM_A8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RAM_A9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RAM_A10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RAM_A11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RAM_A12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RAM_A13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RAM_A14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RAM_CE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RAM_A15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RAM_OE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RAM_WR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OM_A19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1T07:20:14.138000000</meta:creation-date>
    <dc:date>2024-10-29T06:43:38.422000000</dc:date>
    <meta:editing-duration>P31DT11H3M44S</meta:editing-duration>
    <meta:editing-cycles>46</meta:editing-cycles>
    <meta:generator>LibreOffice/7.4.1.2$Windows_X86_64 LibreOffice_project/3c58a8f3a960df8bc8fd77b461821e42c061c5f0</meta:generator>
    <meta:document-statistic meta:table-count="1" meta:cell-count="314" meta:object-count="0"/>
  </office:meta>
</office:document-meta>
</file>